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eXPalladioL-SC" svg:font-family="TeXPalladioL-SC"/>
    <style:font-face style:name="URWPalladioL-Ital" svg:font-family="URWPalladioL-Ital"/>
    <style:font-face style:name="URWPalladioL-Roma" svg:font-family="URWPalladioL-R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CA"/>
    </style:style>
    <style:style style:name="P2" style:family="paragraph" style:parent-style-name="Standard">
      <style:text-properties fo:language="en" fo:country="CA" fo:font-weight="bold" style:font-weight-asian="bold" style:font-weight-complex="bold"/>
    </style:style>
    <style:style style:name="P3" style:family="paragraph" style:parent-style-name="Standard">
      <style:text-properties fo:language="en" fo:country="CA"/>
    </style:style>
    <style:style style:name="P4" style:family="paragraph" style:parent-style-name="Standard" style:list-style-name="L1">
      <style:text-properties fo:language="en" fo:country="CA"/>
    </style:style>
    <style:style style:name="P5" style:family="paragraph" style:parent-style-name="Standard" style:list-style-name="L2">
      <style:text-properties fo:language="en" fo:country="CA"/>
    </style:style>
    <style:style style:name="P6" style:family="paragraph" style:parent-style-name="Standard" style:list-style-name="L3">
      <style:text-properties fo:language="en" fo:country="CA"/>
    </style:style>
    <style:style style:name="P7" style:family="paragraph" style:parent-style-name="Standard" style:list-style-name="L4">
      <style:text-properties fo:language="en" fo:country="CA"/>
    </style:style>
    <style:style style:name="P8" style:family="paragraph" style:parent-style-name="Standard">
      <style:text-properties fo:color="#ff3333"/>
    </style:style>
    <style:style style:name="P9" style:family="paragraph" style:parent-style-name="Standard">
      <style:text-properties fo:color="#ff3333" fo:language="en" fo:country="CA"/>
    </style:style>
    <style:style style:name="P10" style:family="paragraph" style:parent-style-name="Standard" style:list-style-name="L1">
      <style:text-properties fo:color="#ff3333" fo:language="en" fo:country="CA"/>
    </style:style>
    <style:style style:name="P11" style:family="paragraph" style:parent-style-name="Standard" style:list-style-name="L4">
      <style:text-properties fo:color="#ff3333" fo:language="en" fo:country="CA"/>
    </style:style>
    <style:style style:name="T1" style:family="text">
      <style:text-properties fo:language="en" fo:country="CA"/>
    </style:style>
    <style:style style:name="T2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CI6506 - Genetic Algoritihms and Programming</text:p>
      <text:p text:style-name="P1">Jéssica Pauli de C. Bonson (B00617515)</text:p>
      <text:p text:style-name="P1"/>
      <text:p text:style-name="P2">Project Proposal</text:p>
      <text:p text:style-name="P1"/>
      <text:p text:style-name="P1">For the class project I will develop an advanced version of the sandbox. The system is an implementation for canonical GP for multi-class classification using a linear representation. The features that the system already have are:</text:p>
      <text:list xml:id="list4344305587516070657" text:style-name="L1">
        <text:list-item>
          <text:p text:style-name="P4">selection operators: proportional selection and steady tournament</text:p>
        </text:list-item>
        <text:list-item>
          <text:p text:style-name="P4">sampling heuristics: unbalanced and balanced</text:p>
        </text:list-item>
        <text:list-item>
          <text:p text:style-name="P10">variation operators: crossover and mutation -&gt; 3 types of mutations</text:p>
        </text:list-item>
        <text:list-item>
          <text:p text:style-name="P4">stop criterion: run all generations</text:p>
        </text:list-item>
        <text:list-item>
          <text:p text:style-name="P4">variable programs size</text:p>
        </text:list-item>
        <text:list-item>
          <text:p text:style-name="P4">evolve modular behaviors</text:p>
        </text:list-item>
        <text:list-item>
          <text:p text:style-name="P10">variable team size</text:p>
        </text:list-item>
      </text:list>
      <text:p text:style-name="P1">From these features, the selection operator used for the project will be proportional selection, the sampling heuristic will be balanced, and both variation operators will be used.</text:p>
      <text:p text:style-name="P1"/>
      <text:p text:style-name="P1">The new features that will be added to the system are:</text:p>
      <text:list xml:id="list4187096200315238943" text:style-name="L2">
        <text:list-item>
          <text:p text:style-name="P5">more complex solutions:</text:p>
          <text:list>
            <text:list-item>
              <text:p text:style-name="P5">non-linear instructions <text:span text:style-name="T2">(if, ln, exp, cos)</text:span></text:p>
            </text:list-item>
          </text:list>
        </text:list-item>
        <text:list-item>
          <text:p text:style-name="P5">diversity:</text:p>
          <text:list>
            <text:list-item>
              <text:p text:style-name="P5">fitness sharing</text:p>
            </text:list-item>
            <text:list-item>
              <text:p text:style-name="P5">pareto (dominance ranking and/or dominance count)</text:p>
            </text:list-item>
            <text:list-item>
              <text:p text:style-name="P5">objective switching</text:p>
            </text:list-item>
          </text:list>
        </text:list-item>
        <text:list-item>
          <text:p text:style-name="P5">improved performance:</text:p>
          <text:list>
            <text:list-item>
              <text:p text:style-name="P5">introns removal</text:p>
            </text:list-item>
          </text:list>
        </text:list-item>
      </text:list>
      <text:p text:style-name="P1"/>
      <text:p text:style-name="P1">The system will be applied to at least two of the following datasets:</text:p>
      <text:list xml:id="list1150971398710186249" text:style-name="L3">
        <text:list-item>
          <text:p text:style-name="P6"><text:a xlink:type="simple" xlink:href="http://archive.ics.uci.edu/ml/datasets/Adult" text:style-name="Internet_20_link" text:visited-style-name="Visited_20_Internet_20_Link">http://archive.ics.uci.edu/ml/datasets/Adult</text:a></text:p>
        </text:list-item>
        <text:list-item>
          <text:p text:style-name="P6"><text:a xlink:type="simple" xlink:href="https://archive.ics.uci.edu/ml/datasets/Statlog+(Shuttle" text:style-name="Internet_20_link" text:visited-style-name="Visited_20_Internet_20_Link">https://archive.ics.uci.edu/ml/datasets/Statlog+(Shuttle</text:a>)</text:p>
        </text:list-item>
        <text:list-item>
          <text:p text:style-name="P6"><text:a xlink:type="simple" xlink:href="https://archive.ics.uci.edu/ml/datasets/Gisette" text:style-name="Internet_20_link" text:visited-style-name="Visited_20_Internet_20_Link">https://archive.ics.uci.edu/ml/datasets/Gisette</text:a></text:p>
        </text:list-item>
      </text:list>
      <text:p text:style-name="P1">In case there is enough time, the system will the applied to all three datasets.</text:p>
      <text:p text:style-name="P9">- choose shuttle and gisette</text:p>
      <text:p text:style-name="P1"/>
      <text:p text:style-name="P1">The main metrics used to evaluate the program solutions are:</text:p>
      <text:list xml:id="list2960586143922321502" text:style-name="L4">
        <text:list-item>
          <text:p text:style-name="P7">accuracy</text:p>
        </text:list-item>
        <text:list-item>
          <text:p text:style-name="P7">class-wise detection rate</text:p>
        </text:list-item>
        <text:list-item>
          <text:p text:style-name="P11">metric for diversity (<text:a xlink:type="simple" xlink:href="http://www.cs.bham.ac.uk/~wbl/biblio/aspgp06/diversityMeasures.pdf" text:style-name="Internet_20_link" text:visited-style-name="Visited_20_Internet_20_Link">http://www.cs.bham.ac.uk/~wbl/biblio/aspgp06/diversityMeasures.pdf</text:a>)</text:p>
        </text:list-item>
      </text:list>
      <text:p text:style-name="P8">conferir: S. Doncieux and J.-B. Mouret. Behavioral diversity with multiple behavioural distances. In</text:p>
      <text:p text:style-name="P8">IEEE Congress on Evolutionary Computation, pages 1427–1434, 2013.</text:p>
      <text:p text:style-name="P8">conferir: paper the sandbox3a</text:p>
      <text:p text:style-name="P8"><text:a xlink:type="simple" xlink:href="http://link.springer.com/chapter/10.1007%2F978-3-642-15871-1_48" text:style-name="Internet_20_link" text:visited-style-name="Visited_20_Internet_20_Link">http://link.springer.com/chapter/10.1007%2F978-3-642-15871-1_48</text:a></text:p>
      <text:p text:style-name="P8"/>
      <text:p text:style-name="Standard"/>
      <text:p text:style-name="Standard"><text:span text:style-name="T1">The projects' goal is to analyze how the new features impact the classification metrics for the datasets, and to compare the diversity features resul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eXPalladioL-SC" svg:font-family="TeXPalladioL-SC"/>
    <style:font-face style:name="URWPalladioL-Ital" svg:font-family="URWPalladioL-Ital"/>
    <style:font-face style:name="URWPalladioL-Roma" svg:font-family="URWPalladioL-R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12:15:12.644027831</meta:creation-date>
    <dc:date>2015-02-15T22:17:29.47</dc:date>
    <meta:editing-duration>PT6H37M13S</meta:editing-duration>
    <meta:editing-cycles>15</meta:editing-cycles>
    <meta:generator>OpenOffice/4.1.1$Win32 OpenOffice.org_project/411m6$Build-9775</meta:generator>
    <dc:creator>Jessica Pauli de C Bonson</dc:creator>
    <meta:document-statistic meta:table-count="0" meta:image-count="0" meta:object-count="0" meta:page-count="1" meta:paragraph-count="36" meta:word-count="273" meta:character-count="1970"/>
  </office:meta>
</office:document-meta>
</file>